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font-name="Arial"/>
    </style:style>
    <style:style style:name="ce5" style:family="table-cell" style:parent-style-name="Default">
      <style:table-cell-properties fo:wrap-option="wrap" style:vertical-align="middl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;&quot;3&quot;;&quot;4&quot;;&quot;5&quot;)" table:allow-empty-cell="true" table:display-list="unsorted" table:base-cell-address="'SaaS Enablement Maturity Level'.B3">
          <table:error-message table:message-type="stop" table:display="true"/>
        </table:content-validation>
      </table:content-validations>
      <table:table table:name="SaaS Enablement Maturity Level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3" table:number-columns-repeated="1019" table:default-cell-style-name="ce4"/>
        <table:table-row table:style-name="ro1">
          <table:table-cell table:style-name="ce1" office:value-type="string" calcext:value-type="string">
            <text:p>SAAS ENABLEMENT FRAMEWORK MATURITY LEVEL</text:p>
          </table:table-cell>
          <table:table-cell table:style-name="ce1" table:formula="of:=AVERAGE([.B2];[.B13];[.B24];[.B35];[.B46];[.B57];[.B68];[.B79])" office:value-type="string" office:string-value="" calcext:value-type="error">
            <text:p>#DIV/0!</text:p>
          </table:table-cell>
          <table:table-cell/>
          <table:table-cell table:style-name="ce5" office:value-type="string" calcext:value-type="string">
            <text:p>ESCAL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rspectiva: Modelo de Negócios</text:p>
          </table:table-cell>
          <table:table-cell table:style-name="ce2" table:formula="of:=AVERAGE([.B3:.B12])" office:value-type="string" office:string-value="" calcext:value-type="error">
            <text:p>#DIV/0!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SEM ADERÊNCI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mo o cliente define seu modelo de negócios SaaS?</text:p>
          </table:table-cell>
          <table:table-cell table:style-name="ce3" table:content-validation-name="val1"/>
          <table:table-cell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BAIXA ADERÊNCI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O cliente oferece planos de preços flexíveis?</text:p>
          </table:table-cell>
          <table:table-cell table:style-name="ce3" table:content-validation-name="val1"/>
          <table:table-cell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MÉDIA ADERÊNCI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Quais estratégias o cliente utiliza para atrair novos clientes e reter os existentes?</text:p>
          </table:table-cell>
          <table:table-cell table:style-name="ce3" table:content-validation-name="val1"/>
          <table:table-cell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LTA ADERÊNCI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les possuem uma política clara de cancelamento e reembolso para seus clientes?</text:p>
          </table:table-cell>
          <table:table-cell table:style-name="ce3" table:content-validation-name="val1"/>
          <table:table-cell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OTIMIZAD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mo eles abordam a gestão de receitas e cobranças recorrente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oferece uma versão de avaliação ou período de teste gratuit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consideram diferentes opções de licenciamento ou pacotes personalizados para clientes corporativ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xiste um programa de parcerias ou afiliados para aumentar a distribuição e adoção do Sa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lidam com desafios relacionados à precificação em diferentes mercados e regiõe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realiza pesquisas de mercado e análises de concorrênci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2" office:value-type="string" calcext:value-type="string">
            <text:p>Perspectiva: Arquitetura SaaS</text:p>
          </table:table-cell>
          <table:table-cell table:style-name="ce2" table:formula="of:=AVERAGE([.B14:.B23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utiliza uma arquitetura multilocatário (multi-tenant)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o cliente lida com a segregação de dados e a segurança entre os cliente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implementam microserviços para modularidade e escalabilidade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realiza testes de carga e desempenh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abordam a escalabilidade horizontal e vertical de seus serviç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têm um plano de recuperação de desastres e medidas de redundânci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utiliza contêineres ou funções sem servidor (serverless)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garantem a segurança dos dados em repouso e em trânsito em sua arquitetur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Quais tecnologias ou frameworks o cliente utiliza para suportar sua arquitetura Sa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avaliam regularmente a arquitetura para identificar oportunidades de otimização e atualização tecnológic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2" office:value-type="string" calcext:value-type="string">
            <text:p>Perspectiva: Automação e Provisionamento</text:p>
          </table:table-cell>
          <table:table-cell table:style-name="ce2" table:formula="of:=AVERAGE([.B25:.B34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possui processos de provisionamento automatizad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automatizam a configuração e implantação de atualizações de software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utilizam ferramentas de infraestrutura como código (IaC)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implementa escalabilidade automátic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gerenciam a escalabilidade de forma eficiente para evitar custos desnecessári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realiza testes de integração contínua (CI) e implantação contínua (CD)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têm um pipeline de entrega automatizad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lidam com a configuração e personalização automatizada das instânci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xiste um sistema automatizado de gerenciamento de configuraçã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possui políticas de automação bem definid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2" office:value-type="string" calcext:value-type="string">
            <text:p>Perspectiva: Gerenciamento de Identidade e Acesso</text:p>
          </table:table-cell>
          <table:table-cell table:style-name="ce2" table:formula="of:=AVERAGE([.B36:.B45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mo o cliente gerencia a autenticação e autorização dos usuári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fornecem controle granular de acesso para diferentes níveis de usuári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utiliza autenticação de múltiplos fatores (MFA)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lidam com a gestão de chaves e segredos para proteger os dados sensívei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implementam políticas de gerenciamento de acesso baseado em função (RBAC)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realiza auditorias regulares de segurança e acess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xiste um processo claro para gerenciar contas de usuários e revogar acesso quando necessári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utilizam serviços de gerenciamento de identidade da AWS ou outras soluções de terceir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oferece opções de autenticação federad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têm políticas de privacidade e conformidade bem definid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2" office:value-type="string" calcext:value-type="string">
            <text:p>Perspectiva: Monitoramento e Análise</text:p>
          </table:table-cell>
          <table:table-cell table:style-name="ce2" table:formula="of:=AVERAGE([.B47:.B56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mo o cliente monitora o desempenho e a disponibilidade de suas aplicações Sa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utilizam dashboards e métricas para acompanhar o uso dos recursos e o comportamento do sistem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tem um sistema de alerta proativ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Quais métricas-chave o cliente rastreia para avaliar o sucesso de suas soluções Sa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realizam análises de log para identificar possíveis problemas ou tendências de us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utiliza aprendizado de máquina ou análise preditiv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abordam a monitorização de seguranç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realiza análises de uso do produto para entender o comportamento dos usuári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utilizam serviços de monitoramento e análise da AWS ou outras ferramentas de terceir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xiste uma estratégia de retenção de logs e métricas para fins de auditoria e análise históric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2" office:value-type="string" calcext:value-type="string">
            <text:p>Perspectiva: Suporte ao Cliente</text:p>
          </table:table-cell>
          <table:table-cell table:style-name="ce2" table:formula="of:=AVERAGE([.B58:.B67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mo o cliente oferece suporte técnico aos seus clientes Sa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têm um sistema de tickets ou um centro de suporte para receber e acompanhar solicitações dos cliente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fornece diferentes níveis de suporte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oferecem suporte 24/7 ou em horário comercial específic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possui uma base de conhecimento ou recursos de autoatendimento para os cliente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coletam feedback dos cliente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xiste uma equipe dedicada de atendimento ao cliente com conhecimento especializado em produtos e tecnologi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acompanham métricas de satisfação do cliente e eficácia do suporte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realiza treinamentos ou webinars para capacitar os usuários a utilizarem melhor a plataform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possuem um sistema de resolução de problemas bem estabelecid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2" office:value-type="string" calcext:value-type="string">
            <text:p>Perspectiva: Atualizações e Manutenção</text:p>
          </table:table-cell>
          <table:table-cell table:style-name="ce2" table:formula="of:=AVERAGE([.B69:.B78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mo o cliente gerencia as atualizações e manutenções das aplicações Sa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possuem um processo claro de lançamento de versões de software e atualizações de seguranç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utiliza recursos de versionamento ou ramificações para testar e implementar atualizações de forma segur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têm um ambiente de preparação (staging) para testar novas atualizações antes da implantação em produçã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comunicam as atualizações e mudanças aos clientes para garantir uma transição suave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possui um sistema de rollback para reverter rapidamente atualizações problemátic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realizam atualizações automáticas ou permitem que os clientes escolham o momento mais adequado para a atualizaçã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lidam com a manutenção preventiva e a correção de err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mantém um registro detalhado de alterações e atualizaçõe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realizam testes abrangentes de regressão após cada atualização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2" office:value-type="string" calcext:value-type="string">
            <text:p>Perspectiva: Gerenciamento de Custos</text:p>
          </table:table-cell>
          <table:table-cell table:style-name="ce2" table:formula="of:=AVERAGE([.B80:.B89])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possui uma estratégia para otimizar os custos de infraestrutura na AW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acompanham regularmente os custos e procuram maneiras de reduzi-l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utiliza instâncias reservadas ou instâncias spot da AWS para economizar cust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gerenciam o dimensionamento automático para otimizar o uso de recurs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estabelecem orçamentos para diferentes recursos e serviços na AW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utiliza métricas de custo para avaliar o ROI (retorno sobre o investimento) de suas soluções Saa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implementam estratégias de economia de custos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O cliente procura identificar e otimizar gargalos de custos em sua arquitetura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Eles avaliam o custo de aquisição do cliente (CAC) e o valor do tempo de vida do cliente (LTV)?</text:p>
          </table:table-cell>
          <table:table-cell table:style-name="ce3" table:content-validation-name="val1"/>
          <table:table-cell table:number-columns-repeated="1022"/>
        </table:table-row>
        <table:table-row table:style-name="ro2">
          <table:table-cell table:style-name="ce3" office:value-type="string" calcext:value-type="string">
            <text:p>Como eles abordam a previsão de custos para lidar com flutuações sazonais ou aumento de clientes?</text:p>
          </table:table-cell>
          <table:table-cell table:style-name="ce3" table:content-validation-name="val1"/>
          <table:table-cell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3:23:20.084356644</meta:creation-date>
    <dc:date>2023-07-24T23:27:58.405853808</dc:date>
    <meta:editing-duration>PT4M39S</meta:editing-duration>
    <meta:editing-cycles>1</meta:editing-cycles>
    <meta:document-statistic meta:table-count="1" meta:cell-count="109" meta:object-count="0"/>
    <meta:generator>LibreOffice/7.3.7.2$Linux_X86_64 LibreOffice_project/30$Build-2</meta:generator>
  </office:meta>
</office:document-meta>
</file>